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hadow="none"/>
    </style:style>
    <style:style style:name="Tabelle1.A" style:family="table-column">
      <style:table-column-properties style:column-width="5.503cm"/>
    </style:style>
    <style:style style:name="Tabelle1.B" style:family="table-column">
      <style:table-column-properties style:column-width="1.588cm"/>
    </style:style>
    <style:style style:name="Tabelle1.C" style:family="table-column">
      <style:table-column-properties style:column-width="9.922cm"/>
    </style:style>
    <style:style style:name="Tabelle1.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fcc79b"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c31df" officeooo:paragraph-rsid="001c31df"/>
    </style:style>
    <style:style style:name="P2" style:family="paragraph" style:parent-style-name="Standard">
      <style:paragraph-properties fo:text-align="justify" style:justify-single-word="false"/>
      <style:text-properties fo:font-weight="bold" officeooo:rsid="001c31df" officeooo:paragraph-rsid="001c31df" style:font-weight-asian="bold" style:font-weight-complex="bold"/>
    </style:style>
    <style:style style:name="P3" style:family="paragraph" style:parent-style-name="Standard">
      <style:paragraph-properties fo:text-align="justify" style:justify-single-word="false"/>
      <style:text-properties officeooo:rsid="001e115f" officeooo:paragraph-rsid="001e115f"/>
    </style:style>
    <style:style style:name="P4" style:family="paragraph" style:parent-style-name="Standard">
      <style:paragraph-properties fo:text-align="justify" style:justify-single-word="false"/>
      <style:text-properties officeooo:rsid="001fa8ca" officeooo:paragraph-rsid="001fa8ca"/>
    </style:style>
    <style:style style:name="P5" style:family="paragraph" style:parent-style-name="Standard">
      <style:paragraph-properties fo:text-align="justify" style:justify-single-word="false"/>
      <style:text-properties officeooo:rsid="00240a5c" officeooo:paragraph-rsid="00264589"/>
    </style:style>
    <style:style style:name="P6" style:family="paragraph" style:parent-style-name="Table_20_Contents">
      <style:paragraph-properties fo:text-align="center" style:justify-single-word="false"/>
      <style:text-properties officeooo:rsid="00203c2b" officeooo:paragraph-rsid="00203c2b"/>
    </style:style>
    <style:style style:name="P7" style:family="paragraph" style:parent-style-name="Table_20_Contents">
      <style:paragraph-properties fo:text-align="center" style:justify-single-word="false"/>
      <style:text-properties officeooo:rsid="001fa8ca" officeooo:paragraph-rsid="001fa8ca" fo:background-color="transparent"/>
    </style:style>
    <style:style style:name="P8" style:family="paragraph" style:parent-style-name="Table_20_Contents">
      <style:paragraph-properties fo:text-align="center" style:justify-single-word="false"/>
      <style:text-properties officeooo:rsid="0020cb3e" officeooo:paragraph-rsid="0020cb3e"/>
    </style:style>
    <style:style style:name="T1" style:family="text">
      <style:text-properties officeooo:rsid="001e115f"/>
    </style:style>
    <style:style style:name="T2" style:family="text">
      <style:text-properties officeooo:rsid="0022910c"/>
    </style:style>
    <style:style style:name="T3" style:family="text">
      <style:text-properties officeooo:rsid="00240a5c"/>
    </style:style>
    <style:style style:name="T4" style:family="text">
      <style:text-properties officeooo:rsid="00253427"/>
    </style:style>
    <style:style style:name="T5" style:family="text">
      <style:text-properties officeooo:rsid="0027c1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6</text:span> Modul: random_graph</text:p>
      <text:p text:style-name="P1"/>
      <text:p text:style-name="P1">Das Modul random_graph stellt eine Reihe von Funktionen zur zufälligen Generation und Modifikation von Graphobjekten dar. Hierbei können einige Inputparameter übergeben werden, um den zurückgegebenen Graphen den jeweiligen Bedürfnissen anzupassen. <text:span text:style-name="T1">Insbesondere ist es möglich, individuelle Kanten wahrscheinlichkeitsbasiert aus dem Graphen zu entfernen.</text:span> <text:span text:style-name="T1">Es</text:span> werden über eine Reihe von aufrufbaren Funktionen <text:span text:style-name="T1">vier Haupttypen von erzeugbaren Graphen unterschieden (s. u.). <text:s/>„Normale“ Zufallsgraphen bestehen aus einer Anzahl vorgegebener Knoten, die zufällig durch Kanten miteinander verbunden werden. „Schachbrettgraphen“ und „Trianguläre Graphen“ erhalten ein Set aus Kanten, dass die Knoten in bestimmten geometrischen Formen ordnet. Der vollständige Graph ist nach der gängigen Definition ein Graph, in dem jeder Knoten mit allen anderen Knoten durch eine Kante verbunden ist. Die Funktion cut_edges erlaubt weiterhin auch das Entfernen von kanten an einem bereits erzeugten Graph.</text:span></text:p>
      <text:p text:style-name="P1"/>
      <text:p text:style-name="P3">Funktionen:</text:p>
      <text:p text:style-name="P3"><text:tab/>3.<text:span text:style-name="T2">6.</text:span>1 random_graph</text:p>
      <text:p text:style-name="P3"><text:tab/>3.<text:span text:style-name="T2">6.</text:span>2 random_chess_graph</text:p>
      <text:p text:style-name="P3"><text:tab/>3.<text:span text:style-name="T2">6.</text:span>3 random_triangular_graph</text:p>
      <text:p text:style-name="P3"><text:tab/>3.<text:span text:style-name="T2">6.</text:span>4 complete_graph</text:p>
      <text:p text:style-name="P3"><text:tab/>3.<text:span text:style-name="T2">6.</text:span>5 cut_edges</text:p>
      <text:p text:style-name="P3"/>
      <text:p text:style-name="P4">3.<text:span text:style-name="T2">6</text:span>.1 random_graph(lower_node_limit, upper_node_limit, more_edges)</text:p>
      <text:p text:style-name="P4"/>
      <table:table table:name="Tabelle1" table:style-name="Tabelle1">
        <table:table-column table:style-name="Tabelle1.A"/>
        <table:table-column table:style-name="Tabelle1.B"/>
        <table:table-column table:style-name="Tabelle1.C"/>
        <table:table-row>
          <table:table-cell table:style-name="Tabelle1.A1" office:value-type="string">
            <text:p text:style-name="P7">Inputparameter</text:p>
          </table:table-cell>
          <table:table-cell table:style-name="Tabelle1.A1" office:value-type="string">
            <text:p text:style-name="P7">Default</text:p>
          </table:table-cell>
          <table:table-cell table:style-name="Tabelle1.C1" office:value-type="string">
            <text:p text:style-name="P7">Kurzbeschreibung</text:p>
          </table:table-cell>
        </table:table-row>
        <table:table-row>
          <table:table-cell table:style-name="Tabelle1.A3" office:value-type="string">
            <text:p text:style-name="P6">lower_node_limit</text:p>
          </table:table-cell>
          <table:table-cell table:style-name="Tabelle1.B2" office:value-type="string">
            <text:p text:style-name="P8">1</text:p>
          </table:table-cell>
          <table:table-cell table:style-name="Tabelle1.C2" office:value-type="string">
            <text:p text:style-name="P8">Die Mindestanzahl an Knoten, die der zu generierende Graph enthalten wird.</text:p>
          </table:table-cell>
        </table:table-row>
        <table:table-row>
          <table:table-cell table:style-name="Tabelle1.A3" office:value-type="string">
            <text:p text:style-name="P8">upper_node_limit</text:p>
          </table:table-cell>
          <table:table-cell table:style-name="Tabelle1.B3" office:value-type="string">
            <text:p text:style-name="P8">10</text:p>
          </table:table-cell>
          <table:table-cell table:style-name="Tabelle1.C3" office:value-type="string">
            <text:p text:style-name="P8">Die Maximalanzahl an Knoten, die der zu generierende Graph enthalten wird.</text:p>
          </table:table-cell>
        </table:table-row>
        <table:table-row>
          <table:table-cell table:style-name="Tabelle1.A4" office:value-type="string">
            <text:p text:style-name="P8">more_edge<text:span text:style-name="T3">s</text:span></text:p>
          </table:table-cell>
          <table:table-cell table:style-name="Tabelle1.B4" office:value-type="string">
            <text:p text:style-name="P8">False</text:p>
          </table:table-cell>
          <table:table-cell table:style-name="Tabelle1.C4" office:value-type="string">
            <text:p text:style-name="P8">Eine Möglichkeit, „dichtere“ Graphen zu erzeugen. Die Anzahl der zufällig eingefügten <text:span text:style-name="T4">K</text:span>anten verdoppelt sich im Mittel. Für eine genauere Feineinstellung der Kantenzahl, kann die Funktion cut_edges verwendet werden.</text:p>
          </table:table-cell>
        </table:table-row>
      </table:table>
      <text:p text:style-name="P4"/>
      <text:p text:style-name="P5">Die Funktion random_graph erhält als Eingabe ein Intervall, aus dem die Anzahl der Knoten bestimmt wird, die anschließend wahrscheinlichkeitsbasiert miteinander verbunden werden. <text:span text:style-name="T5">Die Rückgabe erfolgt in Form eines Objekts der Klasse Graph. </text:span>Hierbei wird vermeiden, einzelne Knoten zu isolieren, voneinander getrennte Teilgraphen mit Knotenzahl &gt; 2 sind allerdings möglich. <text:span text:style-name="T4">Üblicherweise wird random_graph einen Graph entwerfen, dessen Kantenzahl sich proportional zur Knotenzahl verhält. Der Parameter more_edges erhöht die Anzahl der zufällig gezogenen Kanten im statistischen Mittel um den Faktor 2. Die Funktion wird keine vollständigen Graphen erzeugen, hierfür ist die Funktion complete_graph zu verwenden, je nach Zielsetzung evtl. in Konjunktion mit der Funktion cut_edges.</text:span></text:p>
      <text:p text:style-name="P4"><text:tab/></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09:51:36.222000000</meta:creation-date>
    <meta:generator>LibreOffice/5.4.5.1$Windows_X86_64 LibreOffice_project/79c9829dd5d8054ec39a82dc51cd9eff340dbee8</meta:generator>
    <dc:date>2019-09-22T10:43:46.891000000</dc:date>
    <meta:editing-duration>PT39M6S</meta:editing-duration>
    <meta:editing-cycles>11</meta:editing-cycles>
    <meta:document-statistic meta:table-count="1" meta:image-count="0" meta:object-count="0" meta:page-count="1" meta:paragraph-count="23" meta:word-count="308" meta:character-count="2423" meta:non-whitespace-character-count="2130"/>
  </office:meta>
</office:document-meta>
</file>